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>
      <style:table-cell-properties fo:background-color="#00B050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6.00604166666667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5">
            <text:p>Wear leveling</text:p>
          </table:table-cell>
          <table:table-cell table:number-columns-repeated="16383" table:style-name="ce5"/>
        </table:table-row>
        <table:table-row table:style-name="ro1">
          <table:table-cell table:number-columns-repeated="16384" table:style-name="ce5"/>
        </table:table-row>
        <table:table-row table:style-name="ro2">
          <table:table-cell office:value-type="string" table:style-name="ce1">
            <text:p>The EEPROM memory has a specified life of 100,000 write/erase cycle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We will assume</text:p>
          </table:table-cell>
          <table:table-cell office:value-type="float" office:value="100000" table:style-name="ce2">
            <text:p>100,000</text:p>
          </table:table-cell>
          <table:table-cell office:value-type="string" table:style-name="ce1">
            <text:p>write/erase cycl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f we want our EEPROM to live for</text:p>
          </table:table-cell>
          <table:table-cell office:value-type="float" office:value="100" table:style-name="ce2">
            <text:p>100</text:p>
          </table:table-cell>
          <table:table-cell office:value-type="string" table:style-name="ce1">
            <text:p>year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 could write</text:p>
          </table:table-cell>
          <table:table-cell office:value-type="float" office:value="1000" table:formula="msoxl:=B5/B6" table:style-name="ce3">
            <text:p>1000</text:p>
          </table:table-cell>
          <table:table-cell office:value-type="string" table:style-name="ce1">
            <text:p>times per cell per yea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r</text:p>
          </table:table-cell>
          <table:table-cell office:value-type="float" office:value="2.7397260273972601" table:formula="msoxl:=B7/365" table:style-name="ce4">
            <text:p>2.74</text:p>
          </table:table-cell>
          <table:table-cell office:value-type="string" table:style-name="ce1">
            <text:p>times per cell per day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r</text:p>
          </table:table-cell>
          <table:table-cell office:value-type="float" office:value="0.11415525114155251" table:formula="msoxl:=B8/24" table:style-name="ce4">
            <text:p>0.11</text:p>
          </table:table-cell>
          <table:table-cell office:value-type="string" table:style-name="ce1">
            <text:p>times per cell per hou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However, if we spread a byte over</text:p>
          </table:table-cell>
          <table:table-cell office:value-type="float" office:value="200" table:style-name="ce2">
            <text:p>200</text:p>
          </table:table-cell>
          <table:table-cell office:value-type="string" table:style-name="ce1">
            <text:p>cell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e can write this byte<text:s/></text:p>
          </table:table-cell>
          <table:table-cell office:value-type="float" office:value="22.831050228310502" table:formula="msoxl:=B9*B11" table:style-name="ce4">
            <text:p>22.83</text:p>
          </table:table-cell>
          <table:table-cell office:value-type="string" table:style-name="ce1">
            <text:p>times per hou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r</text:p>
          </table:table-cell>
          <table:table-cell office:value-type="float" office:value="0.38051750380517502" table:formula="msoxl:=B12/60" table:style-name="ce4">
            <text:p>0.38</text:p>
          </table:table-cell>
          <table:table-cell office:value-type="string" table:style-name="ce1">
            <text:p>times per minute</text:p>
          </table:table-cell>
          <table:table-cell table:number-columns-repeated="16381"/>
        </table:table-row>
        <table:table-row table:number-rows-repeated="1048563" table:style-name="ro2">
          <table:table-cell table:number-columns-repeated="16384"/>
        </table:table-row>
      </table:table>
      <table:table table:name="Sheet2" table:style-name="ta2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535353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hijs</meta:initial-creator>
    <dc:creator>Thijs</dc:creator>
    <meta:creation-date>2012-06-17T20:23:34Z</meta:creation-date>
    <dc:date>2012-07-03T20:35:38Z</dc:date>
  </office:meta>
</office:document-meta>
</file>